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e7b0bb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4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6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6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404471" fo:background-color="transparent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3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13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3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14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14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14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143" style:family="paragraph" style:parent-style-name="Text_20_body">
      <style:text-properties officeooo:rsid="0343534e" fo:background-color="transparent"/>
    </style:style>
    <style:style style:name="P144" style:family="paragraph" style:parent-style-name="Text_20_body">
      <style:text-properties officeooo:rsid="0345b7f4" fo:background-color="transparent"/>
    </style:style>
    <style:style style:name="P145" style:family="paragraph" style:parent-style-name="Text_20_body">
      <style:text-properties officeooo:rsid="0345b7f4" officeooo:paragraph-rsid="034e5633" fo:background-color="transparent"/>
    </style:style>
    <style:style style:name="P14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18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183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84" style:family="paragraph" style:parent-style-name="Heading_20_1">
      <style:paragraph-properties fo:text-align="center" style:justify-single-word="false"/>
    </style:style>
    <style:style style:name="P185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186" style:family="paragraph" style:parent-style-name="Heading_20_2">
      <style:paragraph-properties fo:text-align="center" style:justify-single-word="false"/>
      <style:text-properties officeooo:rsid="0310861e"/>
    </style:style>
    <style:style style:name="P18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a2fdcb" fo:background-color="transparent" loext:char-shading-value="0"/>
    </style:style>
    <style:style style:name="T25" style:family="text">
      <style:text-properties officeooo:rsid="02d13f68" fo:background-color="transparent" loext:char-shading-value="0"/>
    </style:style>
    <style:style style:name="T26" style:family="text">
      <style:text-properties officeooo:rsid="0343534e" fo:background-color="transparent" loext:char-shading-value="0"/>
    </style:style>
    <style:style style:name="T27" style:family="text">
      <style:text-properties officeooo:rsid="0345b7f4" fo:background-color="transparent" loext:char-shading-value="0"/>
    </style:style>
    <style:style style:name="T28" style:family="text">
      <style:text-properties officeooo:rsid="0344ecec" fo:background-color="transparent" loext:char-shading-value="0"/>
    </style:style>
    <style:style style:name="T29" style:family="text">
      <style:text-properties officeooo:rsid="03483345" fo:background-color="transparent" loext:char-shading-value="0"/>
    </style:style>
    <style:style style:name="T30" style:family="text">
      <style:text-properties officeooo:rsid="03498472" fo:background-color="transparent" loext:char-shading-value="0"/>
    </style:style>
    <style:style style:name="T31" style:family="text">
      <style:text-properties officeooo:rsid="034a8d4f" fo:background-color="transparent" loext:char-shading-value="0"/>
    </style:style>
    <style:style style:name="T32" style:family="text">
      <style:text-properties officeooo:rsid="034c5fb2" fo:background-color="transparent" loext:char-shading-value="0"/>
    </style:style>
    <style:style style:name="T33" style:family="text">
      <style:text-properties officeooo:rsid="034e5633" fo:background-color="transparent" loext:char-shading-value="0"/>
    </style:style>
    <style:style style:name="T34" style:family="text">
      <style:text-properties officeooo:rsid="0353fffd" fo:background-color="transparent" loext:char-shading-value="0"/>
    </style:style>
    <style:style style:name="T35" style:family="text">
      <style:text-properties officeooo:rsid="0356184f" fo:background-color="transparent" loext:char-shading-value="0"/>
    </style:style>
    <style:style style:name="T36" style:family="text">
      <style:text-properties officeooo:rsid="03566362" fo:background-color="transparent" loext:char-shading-value="0"/>
    </style:style>
    <style:style style:name="T37" style:family="text">
      <style:text-properties officeooo:rsid="03567091" fo:background-color="transparent" loext:char-shading-value="0"/>
    </style:style>
    <style:style style:name="T38" style:family="text">
      <style:text-properties officeooo:rsid="01b67eef"/>
    </style:style>
    <style:style style:name="T39" style:family="text">
      <style:text-properties officeooo:rsid="01b920d3"/>
    </style:style>
    <style:style style:name="T40" style:family="text">
      <style:text-properties officeooo:rsid="01bae22a"/>
    </style:style>
    <style:style style:name="T41" style:family="text">
      <style:text-properties officeooo:rsid="01be128d"/>
    </style:style>
    <style:style style:name="T42" style:family="text">
      <style:text-properties officeooo:rsid="01f840b2"/>
    </style:style>
    <style:style style:name="T43" style:family="text">
      <style:text-properties officeooo:rsid="01f9d13d"/>
    </style:style>
    <style:style style:name="T44" style:family="text">
      <style:text-properties officeooo:rsid="01fb7696"/>
    </style:style>
    <style:style style:name="T45" style:family="text">
      <style:text-properties officeooo:rsid="0202a82d"/>
    </style:style>
    <style:style style:name="T46" style:family="text">
      <style:text-properties officeooo:rsid="02041dc8"/>
    </style:style>
    <style:style style:name="T47" style:family="text">
      <style:text-properties officeooo:rsid="0205c151"/>
    </style:style>
    <style:style style:name="T48" style:family="text">
      <style:text-properties officeooo:rsid="0208e049"/>
    </style:style>
    <style:style style:name="T49" style:family="text">
      <style:text-properties officeooo:rsid="020a3d15"/>
    </style:style>
    <style:style style:name="T50" style:family="text">
      <style:text-properties officeooo:rsid="02100c61"/>
    </style:style>
    <style:style style:name="T51" style:family="text">
      <style:text-properties officeooo:rsid="0210db72"/>
    </style:style>
    <style:style style:name="T52" style:family="text">
      <style:text-properties officeooo:rsid="02115bd8"/>
    </style:style>
    <style:style style:name="T53" style:family="text">
      <style:text-properties officeooo:rsid="021209a0"/>
    </style:style>
    <style:style style:name="T54" style:family="text">
      <style:text-properties officeooo:rsid="02136901"/>
    </style:style>
    <style:style style:name="T55" style:family="text">
      <style:text-properties officeooo:rsid="02142096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3a92e7" style:font-style-asian="normal" style:font-style-complex="normal"/>
    </style:style>
    <style:style style:name="T58" style:family="text">
      <style:text-properties fo:font-style="normal" officeooo:rsid="021a2504" style:font-style-asian="normal" style:font-style-complex="normal"/>
    </style:style>
    <style:style style:name="T59" style:family="text">
      <style:text-properties fo:font-style="normal" officeooo:rsid="00229078" style:font-style-asian="normal" style:font-style-complex="normal"/>
    </style:style>
    <style:style style:name="T60" style:family="text">
      <style:text-properties fo:font-style="normal" officeooo:rsid="001b7a80" style:font-style-asian="normal" style:font-style-complex="normal"/>
    </style:style>
    <style:style style:name="T61" style:family="text">
      <style:text-properties fo:font-style="normal" fo:background-color="#ffff00" loext:char-shading-value="0" style:font-style-asian="normal" style:font-style-complex="normal"/>
    </style:style>
    <style:style style:name="T62" style:family="text">
      <style:text-properties officeooo:rsid="021917bb"/>
    </style:style>
    <style:style style:name="T63" style:family="text">
      <style:text-properties officeooo:rsid="021a2504"/>
    </style:style>
    <style:style style:name="T64" style:family="text">
      <style:text-properties officeooo:rsid="021b3398"/>
    </style:style>
    <style:style style:name="T65" style:family="text">
      <style:text-properties officeooo:rsid="021cbee4"/>
    </style:style>
    <style:style style:name="T66" style:family="text">
      <style:text-properties officeooo:rsid="021d9dba"/>
    </style:style>
    <style:style style:name="T67" style:family="text">
      <style:text-properties officeooo:rsid="0226fa49"/>
    </style:style>
    <style:style style:name="T68" style:family="text">
      <style:text-properties officeooo:rsid="02288497"/>
    </style:style>
    <style:style style:name="T69" style:family="text">
      <style:text-properties officeooo:rsid="0229de7e"/>
    </style:style>
    <style:style style:name="T70" style:family="text">
      <style:text-properties officeooo:rsid="0229ff47"/>
    </style:style>
    <style:style style:name="T71" style:family="text">
      <style:text-properties officeooo:rsid="022cc65b"/>
    </style:style>
    <style:style style:name="T72" style:family="text">
      <style:text-properties officeooo:rsid="0230aa03"/>
    </style:style>
    <style:style style:name="T73" style:family="text">
      <style:text-properties officeooo:rsid="023261c2"/>
    </style:style>
    <style:style style:name="T74" style:family="text">
      <style:text-properties officeooo:rsid="023761d7"/>
    </style:style>
    <style:style style:name="T75" style:family="text">
      <style:text-properties officeooo:rsid="023ce0d4"/>
    </style:style>
    <style:style style:name="T76" style:family="text">
      <style:text-properties officeooo:rsid="02403a96"/>
    </style:style>
    <style:style style:name="T77" style:family="text">
      <style:text-properties officeooo:rsid="02415db1"/>
    </style:style>
    <style:style style:name="T78" style:family="text">
      <style:text-properties officeooo:rsid="024342c7"/>
    </style:style>
    <style:style style:name="T79" style:family="text">
      <style:text-properties officeooo:rsid="024638d3"/>
    </style:style>
    <style:style style:name="T80" style:family="text">
      <style:text-properties officeooo:rsid="024c971b"/>
    </style:style>
    <style:style style:name="T81" style:family="text">
      <style:text-properties officeooo:rsid="02523688"/>
    </style:style>
    <style:style style:name="T82" style:family="text">
      <style:text-properties officeooo:rsid="025802c7"/>
    </style:style>
    <style:style style:name="T83" style:family="text">
      <style:text-properties officeooo:rsid="02581e20"/>
    </style:style>
    <style:style style:name="T84" style:family="text">
      <style:text-properties officeooo:rsid="025adcc1"/>
    </style:style>
    <style:style style:name="T85" style:family="text">
      <style:text-properties officeooo:rsid="025ceee7"/>
    </style:style>
    <style:style style:name="T86" style:family="text">
      <style:text-properties officeooo:rsid="025e8921"/>
    </style:style>
    <style:style style:name="T87" style:family="text">
      <style:text-properties officeooo:rsid="025f6304"/>
    </style:style>
    <style:style style:name="T88" style:family="text">
      <style:text-properties officeooo:rsid="02636c1c"/>
    </style:style>
    <style:style style:name="T89" style:family="text">
      <style:text-properties officeooo:rsid="0264de71"/>
    </style:style>
    <style:style style:name="T90" style:family="text">
      <style:text-properties officeooo:rsid="02653ee3"/>
    </style:style>
    <style:style style:name="T91" style:family="text">
      <style:text-properties officeooo:rsid="0267c7a0"/>
    </style:style>
    <style:style style:name="T92" style:family="text">
      <style:text-properties officeooo:rsid="026c2deb"/>
    </style:style>
    <style:style style:name="T93" style:family="text">
      <style:text-properties officeooo:rsid="026cb769"/>
    </style:style>
    <style:style style:name="T94" style:family="text">
      <style:text-properties officeooo:rsid="026d6009"/>
    </style:style>
    <style:style style:name="T95" style:family="text">
      <style:text-properties officeooo:rsid="026e8f00"/>
    </style:style>
    <style:style style:name="T96" style:family="text">
      <style:text-properties fo:background-color="#ffff00" loext:char-shading-value="0"/>
    </style:style>
    <style:style style:name="T97" style:family="text">
      <style:text-properties officeooo:rsid="025adcc1" fo:background-color="#ffff00" loext:char-shading-value="0"/>
    </style:style>
    <style:style style:name="T98" style:family="text">
      <style:text-properties officeooo:rsid="02769fb7" fo:background-color="#ffff00" loext:char-shading-value="0"/>
    </style:style>
    <style:style style:name="T99" style:family="text">
      <style:text-properties officeooo:rsid="026cb769" fo:background-color="#ffff00" loext:char-shading-value="0"/>
    </style:style>
    <style:style style:name="T100" style:family="text">
      <style:text-properties officeooo:rsid="0307a56c" fo:background-color="#ffff00" loext:char-shading-value="0"/>
    </style:style>
    <style:style style:name="T101" style:family="text">
      <style:text-properties officeooo:rsid="030d16f0" fo:background-color="#ffff00" loext:char-shading-value="0"/>
    </style:style>
    <style:style style:name="T102" style:family="text">
      <style:text-properties officeooo:rsid="0353fffd" fo:background-color="#ffff00" loext:char-shading-value="0"/>
    </style:style>
    <style:style style:name="T103" style:family="text">
      <style:text-properties officeooo:rsid="03567091" fo:background-color="#ffff00" loext:char-shading-value="0"/>
    </style:style>
    <style:style style:name="T104" style:family="text">
      <style:text-properties officeooo:rsid="003a5af1" fo:background-color="#ffff00" loext:char-shading-value="0"/>
    </style:style>
    <style:style style:name="T105" style:family="text">
      <style:text-properties officeooo:rsid="02736073"/>
    </style:style>
    <style:style style:name="T106" style:family="text">
      <style:text-properties officeooo:rsid="02747e81"/>
    </style:style>
    <style:style style:name="T107" style:family="text">
      <style:text-properties officeooo:rsid="02769fb7"/>
    </style:style>
    <style:style style:name="T108" style:family="text">
      <style:text-properties officeooo:rsid="027793d5"/>
    </style:style>
    <style:style style:name="T109" style:family="text">
      <style:text-properties officeooo:rsid="0278d59e"/>
    </style:style>
    <style:style style:name="T110" style:family="text">
      <style:text-properties officeooo:rsid="027fea0b"/>
    </style:style>
    <style:style style:name="T111" style:family="text">
      <style:text-properties officeooo:rsid="02852a5e"/>
    </style:style>
    <style:style style:name="T112" style:family="text">
      <style:text-properties officeooo:rsid="028803ef"/>
    </style:style>
    <style:style style:name="T113" style:family="text">
      <style:text-properties officeooo:rsid="0289dc1f"/>
    </style:style>
    <style:style style:name="T114" style:family="text">
      <style:text-properties style:use-window-font-color="true" officeooo:rsid="0289dc1f" fo:background-color="transparent" loext:char-shading-value="0"/>
    </style:style>
    <style:style style:name="T115" style:family="text">
      <style:text-properties style:use-window-font-color="true" officeooo:rsid="028aa05a" fo:background-color="transparent" loext:char-shading-value="0"/>
    </style:style>
    <style:style style:name="T116" style:family="text">
      <style:text-properties style:use-window-font-color="true" officeooo:rsid="028b6b12" fo:background-color="transparent" loext:char-shading-value="0"/>
    </style:style>
    <style:style style:name="T117" style:family="text">
      <style:text-properties style:use-window-font-color="true" officeooo:rsid="0290cdd4" fo:background-color="transparent" loext:char-shading-value="0"/>
    </style:style>
    <style:style style:name="T118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19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20" style:family="text">
      <style:text-properties style:use-window-font-color="true" fo:language="ru" fo:country="RU" fo:font-weight="normal" style:font-weight-asian="normal" style:font-weight-complex="normal"/>
    </style:style>
    <style:style style:name="T12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2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2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2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2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2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2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2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2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3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31" style:family="text">
      <style:text-properties officeooo:rsid="026e43dc"/>
    </style:style>
    <style:style style:name="T132" style:family="text">
      <style:text-properties officeooo:rsid="029525af"/>
    </style:style>
    <style:style style:name="T133" style:family="text">
      <style:text-properties officeooo:rsid="0295318b"/>
    </style:style>
    <style:style style:name="T134" style:family="text">
      <style:text-properties officeooo:rsid="0299994e"/>
    </style:style>
    <style:style style:name="T135" style:family="text">
      <style:text-properties officeooo:rsid="029a8140"/>
    </style:style>
    <style:style style:name="T136" style:family="text">
      <style:text-properties officeooo:rsid="02a2fdcb"/>
    </style:style>
    <style:style style:name="T137" style:family="text">
      <style:text-properties officeooo:rsid="02a967ff"/>
    </style:style>
    <style:style style:name="T138" style:family="text">
      <style:text-properties officeooo:rsid="02acfaa8"/>
    </style:style>
    <style:style style:name="T139" style:family="text">
      <style:text-properties officeooo:rsid="02b07e75"/>
    </style:style>
    <style:style style:name="T140" style:family="text">
      <style:text-properties officeooo:rsid="02b3865a"/>
    </style:style>
    <style:style style:name="T141" style:family="text">
      <style:text-properties officeooo:rsid="02be8792"/>
    </style:style>
    <style:style style:name="T142" style:family="text">
      <style:text-properties officeooo:rsid="02c3f5ee"/>
    </style:style>
    <style:style style:name="T143" style:family="text">
      <style:text-properties officeooo:rsid="02cd519c"/>
    </style:style>
    <style:style style:name="T144" style:family="text">
      <style:text-properties officeooo:rsid="02d13f68"/>
    </style:style>
    <style:style style:name="T145" style:family="text">
      <style:text-properties officeooo:rsid="02d2dccc"/>
    </style:style>
    <style:style style:name="T146" style:family="text">
      <style:text-properties officeooo:rsid="02e32391"/>
    </style:style>
    <style:style style:name="T147" style:family="text">
      <style:text-properties officeooo:rsid="02e4b27d"/>
    </style:style>
    <style:style style:name="T148" style:family="text">
      <style:text-properties officeooo:rsid="02e7b0bb"/>
    </style:style>
    <style:style style:name="T149" style:family="text">
      <style:text-properties officeooo:rsid="02e90f55"/>
    </style:style>
    <style:style style:name="T150" style:family="text">
      <style:text-properties officeooo:rsid="02eb28cf"/>
    </style:style>
    <style:style style:name="T151" style:family="text">
      <style:text-properties officeooo:rsid="02ecf391"/>
    </style:style>
    <style:style style:name="T152" style:family="text">
      <style:text-properties officeooo:rsid="02ef9e4c"/>
    </style:style>
    <style:style style:name="T153" style:family="text">
      <style:text-properties officeooo:rsid="02f37207"/>
    </style:style>
    <style:style style:name="T154" style:family="text">
      <style:text-properties officeooo:rsid="02f3fef4"/>
    </style:style>
    <style:style style:name="T155" style:family="text">
      <style:text-properties officeooo:rsid="02f40c6d"/>
    </style:style>
    <style:style style:name="T156" style:family="text">
      <style:text-properties officeooo:rsid="02f44243"/>
    </style:style>
    <style:style style:name="T157" style:family="text">
      <style:text-properties officeooo:rsid="02f87ae3"/>
    </style:style>
    <style:style style:name="T158" style:family="text">
      <style:text-properties officeooo:rsid="02f8cae9"/>
    </style:style>
    <style:style style:name="T159" style:family="text">
      <style:text-properties officeooo:rsid="02fef729"/>
    </style:style>
    <style:style style:name="T160" style:family="text">
      <style:text-properties officeooo:rsid="030143de"/>
    </style:style>
    <style:style style:name="T161" style:family="text">
      <style:text-properties officeooo:rsid="0305d2d6"/>
    </style:style>
    <style:style style:name="T162" style:family="text">
      <style:text-properties officeooo:rsid="0309672d"/>
    </style:style>
    <style:style style:name="T163" style:family="text">
      <style:text-properties officeooo:rsid="030b5782"/>
    </style:style>
    <style:style style:name="T164" style:family="text">
      <style:text-properties officeooo:rsid="030d4f98"/>
    </style:style>
    <style:style style:name="T165" style:family="text">
      <style:text-properties officeooo:rsid="030db7ae"/>
    </style:style>
    <style:style style:name="T166" style:family="text">
      <style:text-properties officeooo:rsid="030fa319"/>
    </style:style>
    <style:style style:name="T167" style:family="text">
      <style:text-properties officeooo:rsid="03107dc6"/>
    </style:style>
    <style:style style:name="T168" style:family="text">
      <style:text-properties officeooo:rsid="0310861e"/>
    </style:style>
    <style:style style:name="T169" style:family="text">
      <style:text-properties officeooo:rsid="01d872e6"/>
    </style:style>
    <style:style style:name="T170" style:family="text">
      <style:text-properties officeooo:rsid="031417ee"/>
    </style:style>
    <style:style style:name="T171" style:family="text">
      <style:text-properties officeooo:rsid="0317f0c9"/>
    </style:style>
    <style:style style:name="T172" style:family="text">
      <style:text-properties officeooo:rsid="031b4b0f"/>
    </style:style>
    <style:style style:name="T173" style:family="text">
      <style:text-properties officeooo:rsid="031c9a5f"/>
    </style:style>
    <style:style style:name="T174" style:family="text">
      <style:text-properties officeooo:rsid="031dae92"/>
    </style:style>
    <style:style style:name="T175" style:family="text">
      <style:text-properties officeooo:rsid="031ed558"/>
    </style:style>
    <style:style style:name="T176" style:family="text">
      <style:text-properties officeooo:rsid="0320ddff"/>
    </style:style>
    <style:style style:name="T177" style:family="text">
      <style:text-properties officeooo:rsid="0322046f"/>
    </style:style>
    <style:style style:name="T178" style:family="text">
      <style:text-properties officeooo:rsid="032309a0"/>
    </style:style>
    <style:style style:name="T179" style:family="text">
      <style:text-properties officeooo:rsid="03243a39"/>
    </style:style>
    <style:style style:name="T180" style:family="text">
      <style:text-properties officeooo:rsid="032445bd"/>
    </style:style>
    <style:style style:name="T181" style:family="text">
      <style:text-properties officeooo:rsid="032526bd"/>
    </style:style>
    <style:style style:name="T182" style:family="text">
      <style:text-properties officeooo:rsid="03317262"/>
    </style:style>
    <style:style style:name="T183" style:family="text">
      <style:text-properties officeooo:rsid="0335f866"/>
    </style:style>
    <style:style style:name="T184" style:family="text">
      <style:text-properties officeooo:rsid="033850f4"/>
    </style:style>
    <style:style style:name="T185" style:family="text">
      <style:text-properties officeooo:rsid="0339883b"/>
    </style:style>
    <style:style style:name="T186" style:family="text">
      <style:text-properties officeooo:rsid="033ae99c"/>
    </style:style>
    <style:style style:name="T187" style:family="text">
      <style:text-properties officeooo:rsid="033e4ca2"/>
    </style:style>
    <style:style style:name="T188" style:family="text">
      <style:text-properties officeooo:rsid="033ef708"/>
    </style:style>
    <style:style style:name="T189" style:family="text">
      <style:text-properties officeooo:rsid="033f2e5e"/>
    </style:style>
    <style:style style:name="T190" style:family="text">
      <style:text-properties officeooo:rsid="03404471"/>
    </style:style>
    <style:style style:name="T191" style:family="text">
      <style:text-properties officeooo:rsid="0342111f"/>
    </style:style>
    <style:style style:name="T192" style:family="text">
      <style:text-properties officeooo:rsid="0343534e"/>
    </style:style>
    <style:style style:name="T193" style:family="text">
      <style:text-properties officeooo:rsid="0344ecec"/>
    </style:style>
    <style:style style:name="T194" style:family="text">
      <style:text-properties officeooo:rsid="0345b7f4"/>
    </style:style>
    <style:style style:name="T195" style:family="text">
      <style:text-properties officeooo:rsid="034ee39a"/>
    </style:style>
    <style:style style:name="T196" style:family="text">
      <style:text-properties officeooo:rsid="03513fb3"/>
    </style:style>
    <style:style style:name="T197" style:family="text">
      <style:text-properties officeooo:rsid="0356184f"/>
    </style:style>
    <style:style style:name="T198" style:family="text">
      <style:text-properties officeooo:rsid="03567091"/>
    </style:style>
    <style:style style:name="T199" style:family="text">
      <style:text-properties officeooo:rsid="03576c89"/>
    </style:style>
    <style:style style:name="T200" style:family="text">
      <style:text-properties officeooo:rsid="0358366c"/>
    </style:style>
    <style:style style:name="T201" style:family="text">
      <style:text-properties officeooo:rsid="0358419e"/>
    </style:style>
    <style:style style:name="T202" style:family="text">
      <style:text-properties officeooo:rsid="035911a6"/>
    </style:style>
    <style:style style:name="T203" style:family="text">
      <style:text-properties officeooo:rsid="035e58de"/>
    </style:style>
    <style:style style:name="T204" style:family="text">
      <style:text-properties officeooo:rsid="03601b1f"/>
    </style:style>
    <style:style style:name="T205" style:family="text">
      <style:text-properties officeooo:rsid="03645774"/>
    </style:style>
    <style:style style:name="T206" style:family="text">
      <style:text-properties officeooo:rsid="001a7ac3"/>
    </style:style>
    <style:style style:name="T207" style:family="text">
      <style:text-properties officeooo:rsid="00229078"/>
    </style:style>
    <style:style style:name="T208" style:family="text">
      <style:text-properties officeooo:rsid="003909c1"/>
    </style:style>
    <style:style style:name="T209" style:family="text">
      <style:text-properties officeooo:rsid="001c8877"/>
    </style:style>
    <style:style style:name="T210" style:family="text">
      <style:text-properties officeooo:rsid="001ee3b7"/>
    </style:style>
    <style:style style:name="T211" style:family="text">
      <style:text-properties officeooo:rsid="0028c4e3"/>
    </style:style>
    <style:style style:name="T212" style:family="text">
      <style:text-properties officeooo:rsid="0024fff9"/>
    </style:style>
    <style:style style:name="T213" style:family="text">
      <style:text-properties officeooo:rsid="002aa211"/>
    </style:style>
    <style:style style:name="T214" style:family="text">
      <style:text-properties officeooo:rsid="00251ea2"/>
    </style:style>
    <style:style style:name="T215" style:family="text">
      <style:text-properties officeooo:rsid="00317aaf"/>
    </style:style>
    <style:style style:name="T216" style:family="text">
      <style:text-properties officeooo:rsid="00360c91"/>
    </style:style>
    <style:style style:name="T217" style:family="text">
      <style:text-properties officeooo:rsid="004603e1"/>
    </style:style>
    <style:style style:name="T218" style:family="text">
      <style:text-properties officeooo:rsid="003a92e7"/>
    </style:style>
    <style:style style:name="T219" style:family="text">
      <style:text-properties officeooo:rsid="004387a9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officeooo:rsid="004387a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4" text:outline-level="1">Семь вечностей</text:h>
      <text:p text:style-name="P11">(<text:span text:style-name="T89">ниспада</text:span>ющее безумие)</text:p>
      <text:p text:style-name="P1"/>
      <text:h text:style-name="P186" text:outline-level="2">1</text:h>
      <text:p text:style-name="P89">009 Sound System – DreamScape <text:span text:style-name="T110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4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5"/>
      <text:p text:style-name="P16">***</text:p>
      <text:p text:style-name="P38"><text:a xlink:type="simple" xlink:href="https://www.youtube.com/watch?v=rvk5D1iI2LA" text:style-name="Internet_20_link" text:visited-style-name="Visited_20_Internet_20_Link">https://www.youtube.com/watch?v=rvk5D1iI2LA</text:a></text:p>
      <text:h text:style-name="P185" text:outline-level="1">Mark Knopfler - Marbletown - Córdoba 2010 </text:h>
      <text:p text:style-name="P38"/>
      <text:p text:style-name="P17"><text:span text:style-name="T17">Джет</text:span> нетерпеливо <text:span text:style-name="T16">толкала</text:span> меня <text:span text:style-name="T16">копытом в</text:span> плечо.</text:p>
      <text:p text:style-name="P17">- <text:span text:style-name="T17">Хум</text:span>, вставай! <text:span text:style-name="T17">Хум! Пора собираться! Хум… Хуман!!!</text:span></text:p>
      <text:p text:style-name="P19">Последний толчок был больше похож на <text:span text:style-name="T18">пинок. Я со стоном разлепил веки.</text:span></text:p>
      <text:p text:style-name="P20"/>
      <text:p text:style-name="P20"><text:span text:style-name="T20">Поняха</text:span> прыгала вокруг меня в нетерпении, бросая скомкан<text:span text:style-name="T38">ые</text:span> <text:span text:style-name="T38">шмотки</text:span> в <text:span text:style-name="T45">мешок</text:span> и утрамбовывая <text:span text:style-name="T38">их</text:span> задними ногами. <text:span text:style-name="T19">Солнечные зайчики едва поспевали за ней, осыпая весёлыми искрами её голубую шёрстку.</text:span></text:p>
      <text:p text:style-name="P20"/>
      <text:p text:style-name="P20">- <text:span text:style-name="T40">Они приближаются! Я слышала их горн</text:span><text:span text:style-name="T22">!</text:span><text:span text:style-name="T20"> Надо убираться отсюда!</text:span></text:p>
      <text:p text:style-name="P17"/>
      <text:p text:style-name="P21">Последнюю порцию барахла Джет утрамбовала, с размаху усевшись на <text:span text:style-name="T45">мешок</text:span>. Тот жалобно скрипнул.</text:p>
      <text:p text:style-name="P21"/>
      <text:p text:style-name="P21">- <text:span text:style-name="T39">Да вставай же!</text:span></text:p>
      <text:p text:style-name="P22">Не дождавшись, Джет нетерпеливо прыгнула ко мне и, поддев мордой, перевела в сидячее положение.</text:p>
      <text:p text:style-name="P22"><text:span text:style-name="T45">Мешок</text:span>, облегчённо крякнув, вывалил половину содержимого на землю.</text:p>
      <text:p text:style-name="P22"/>
      <text:p text:style-name="P23"><text:soft-page-break/>Две недели! Две грёбаные недели мы скрытно пробираемся к <text:span text:style-name="T42">проклятому </text:span><text:span text:style-name="T101">урочищу</text:span>, как какие-то <text:span text:style-name="T41">беглые каторжники</text:span>. <text:span text:style-name="T43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37">Со старым <text:span text:style-name="T24">Ониксом</text:span> шутки плохи – всё чаще по дороге нам встречаются обглоданные кости и разгрызенные черепа. <text:span text:style-name="T44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39"/>
      <text:p text:style-name="P39">Но самое опасное – даже не сам <text:span text:style-name="T136">Оникс</text:span>. <text:span text:style-name="T51">Нееет, чешуйчатый самовар вылетает из логова</text:span> <text:span text:style-name="T47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39"/>
      <text:p text:style-name="P25"><text:span text:style-name="T161">Нет, Оникс – ерунда. </text:span>За нами. Гонятся. Чёртовы. Чокнутые. Пони.</text:p>
      <text:p text:style-name="P26"/>
      <text:p text:style-name="P26">Если бы <text:span text:style-name="T47">я</text:span> когда-нибудь <text:span text:style-name="T51">узнал</text:span>, что <text:span text:style-name="T4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50">мне </text:span>поперёк горла, если б я знал, что <text:span text:style-name="T51">этот </text:span>вождь верховодит табуном агрессивных мускулистых битюгов, а дочурка <text:span text:style-name="T49">его </text:span>– <text:span text:style-name="T4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164">аться</text:span> Дейдре, Хуман? Ведь всё так неплохо шло…</text:p>
      <text:p text:style-name="P41"/>
      <text:p text:style-name="P43">***</text:p>
      <text:p text:style-name="P41"/>
      <text:p text:style-name="P41">- Да ты совсем чокнулась, коняга долбанутая! - заорал я, как только <text:span text:style-name="T53">вынырнул</text:span>, - я же мог разбиться!!!</text:p>
      <text:p text:style-name="P41">- Ты хочешь сказать, что сгореть было бы лучшим вариантом? - <text:span text:style-name="T53">пегаска, пошатываясь, вышла из воды и</text:span> устало растяну<text:span text:style-name="T53">лась</text:span> на берегу. - <text:span text:style-name="T52">Я же не дала нам погибнуть, видишь. У меня всё под контролем.</text:span></text:p>
      <text:p text:style-name="P41">- <text:span text:style-name="T5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41"/>
      <text:p text:style-name="P45"><text:span text:style-name="T167">Пегаска</text:span> <text:span text:style-name="T63">сникла.</text:span></text:p>
      <text:p text:style-name="P44">- Не могла…</text:p>
      <text:p text:style-name="P44"><text:span text:style-name="T64">Она </text:span>молча, <text:span text:style-name="T64">не попытавшись смахнуть воду,</text:span> отвернулась и развернула крыло. <text:span text:style-name="T54">Где-то на половине длины второго сустава оно безжизненно свисало под неестественным углом.</text:span></text:p>
      <text:p text:style-name="P44"><text:soft-page-break/>- <text:span text:style-name="T54">Если бы могла летать - не задержалась бы в гнезде Агамемнона… Сломала вчера на вираже, когда уходила от погони.</text:span></text:p>
      <text:p text:style-name="P44"/>
      <text:p text:style-name="P46">У меня пересохло в горле.</text:p>
      <text:p text:style-name="P46"><text:span text:style-name="T57">- </text:span><text:span text:style-name="T56">А как же..? </text:span><text:span text:style-name="T58">Ох… </text:span><text:span text:style-name="T56">- я хотел было спросить, </text:span><text:span text:style-name="T61">как она планировала уходить от Агамемнона</text:span><text:span text:style-name="T56">, но запнулся.</text:span></text:p>
      <text:p text:style-name="P47"/>
      <text:p text:style-name="P47">Иногда ты довольно туго соображаешь, <text:span text:style-name="T62">чувак</text:span>! <text:span text:style-name="T165">Жертвенность этой пони заслуживает большей награды, чем ты можешь дать сейчас.</text:span></text:p>
      <text:p text:style-name="P47"/>
      <text:p text:style-name="P47">Я примирительно потрепал <text:span text:style-name="T62">пегаску по </text:span>голуб<text:span text:style-name="T63">ой</text:span> грив<text:span text:style-name="T62">е и неумело погладил по крупу, стряхивая воду</text:span>.</text:p>
      <text:p text:style-name="P47">- Извини, <text:span text:style-name="T64">подруга</text:span>. <text:span text:style-name="T63">Я ступил.</text:span></text:p>
      <text:p text:style-name="P47"/>
      <text:p text:style-name="P49">Та <text:span text:style-name="T166">немедленно </text:span>повернулась и <text:span text:style-name="T63">по улыбке во всю ширину мордахи я понял, что прощён.</text:span></text:p>
      <text:p text:style-name="P44"/>
      <text:p text:style-name="P44">- <text:span text:style-name="T65">Друзья зовут меня Джет.</text:span></text:p>
      <text:p text:style-name="P44">- <text:span text:style-name="T65">Здорово, Джет! А меня зовут… Эмм…</text:span></text:p>
      <text:p text:style-name="P44"/>
      <text:p text:style-name="P50">Блин! Похоже, это ещё одна вещь, которую я не помню.</text:p>
      <text:p text:style-name="P44"/>
      <text:p text:style-name="P44">- <text:span text:style-name="T66">Называй меня… Эмм… Хуман! Хуман из рода Хомо Сапиенсов.</text:span></text:p>
      <text:p text:style-name="P44">- <text:span text:style-name="T66">Привет, Хуман! - пегаска с улыбкой зажала мою руку копытами и потрясла.</text:span></text:p>
      <text:p text:style-name="P44">- <text:span text:style-name="T66">Привет, Джет!</text:span></text:p>
      <text:p text:style-name="P44">- <text:span text:style-name="T66">Привет, красавчики!</text:span></text:p>
      <text:p text:style-name="P44"/>
      <text:p text:style-name="P44">…</text:p>
      <text:p text:style-name="P44"/>
      <text:p text:style-name="P51">Мы обернулись на голос и узрели с полдюжины коп<text:span text:style-name="T67">и</text:span>й, чуть ли не утыкающихся нам в носы.</text:p>
      <text:p text:style-name="P53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6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53"/>
      <text:p text:style-name="P54">- <text:span text:style-name="T7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54"/>
      <text:p text:style-name="P59"><text:soft-page-break/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55">В грудь Джет упиралось копьё крохотной поньки с гривой ёршиком.</text:p>
      <text:p text:style-name="P55"/>
      <text:p text:style-name="P55">- Хорошая попытка, <text:span text:style-name="T152">летун</text:span>, - расплылась в ехидной улыбке малютка, - но устраивать засады нас учат с младенчества. <text:span text:style-name="T71">Крылатым этого не понять, правда?</text:span></text:p>
      <text:p text:style-name="P55"/>
      <text:p text:style-name="P56">Тут до меня дошло, что крыльев у этих оборванцев не наблюдается.</text:p>
      <text:p text:style-name="P56"/>
      <text:p text:style-name="P57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3">связываем пленников</text:span>. <text:span text:style-name="T72">Ноги и крылья. Очень туго. </text:span>И тогда они уже не могут бежать. И сердить нас. <text:span text:style-name="T74">А к пегасам ещё приковываем гирю.</text:span> Всё просто, усекли? <text:span text:style-name="T73">И нам плевать, что у пегаски крыло гнётся в обе стороны</text:span>, - <text:span text:style-name="T72">о</text:span>на <text:span text:style-name="T73">насмешливо кивнула</text:span> Джет.</text:p>
      <text:p text:style-name="P57"/>
      <text:p text:style-name="P57">Та мрачно стояла, сцепив зубы.</text:p>
      <text:p text:style-name="P56"/>
      <text:p text:style-name="P56">- За меня могут заплатить хороший выкуп, - наконец, <text:span text:style-name="T152">с сомнением </text:span>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56"/>
      <text:p text:style-name="P58">Её собеседница только хмыкнула.</text:p>
      <text:p text:style-name="P58"/>
      <text:p text:style-name="P58">- Хорош жеребёнок - <text:span text:style-name="T74">ягодицы, что у ломовика!</text:span> - она задумалась. <text:span text:style-name="T68">- Так. Летуна – на кухню. А этого… красавчика – к Дейдре.</text:span></text:p>
      <text:p text:style-name="P51"/>
      <text:p text:style-name="P62">***</text:p>
      <text:p text:style-name="P74"/>
      <text:p text:style-name="P77">Тема беседы просто вводила <text:span text:style-name="T91">тебя </text:span>в шок, <text:span text:style-name="T91">Хуман!</text:span> Вот уже битых полчаса розовогривая поняха втолковывала тебе, что ты должен присоединиться к племенному табуну жеребцов <text:span text:style-name="T105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77"/>
      <text:p text:style-name="P77">…</text:p>
      <text:p text:style-name="P77"/>
      <text:p text:style-name="P74"><text:soft-page-break/>- <text:span text:style-name="T84">Эй, но я же не пони! Какой вам от меня прок в таком </text:span><text:span text:style-name="T97">идиотском</text:span><text:span text:style-name="T8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74"/>
      <text:p text:style-name="P84"><text:span text:style-name="T107">Я аж передёрнул плечами. </text:span><text:span text:style-name="T98">Конеёбство</text:span><text:span text:style-name="T107"> – это, явно, не то занятие, чем ты занимался в прошлом и хотел бы заниматься в будущем, Хуман! </text:span></text:p>
      <text:p text:style-name="P109">Поняха с недоверием смотрела на меня.</text:p>
      <text:p text:style-name="P83"/>
      <text:p text:style-name="P76">- <text:span text:style-name="T88">Хум, т</text:span>ы прикалываешься? Или та обломанная пегаска таки права, и ты действительно ни<text:span text:style-name="T134">чего</text:span> не <text:span text:style-name="T108">помнишь</text:span>?</text:p>
      <text:p text:style-name="P76"/>
      <text:p text:style-name="P78">Пон<text:span text:style-name="T105">ька</text:span> принялась загибать копыта, делая сброс через каждую пару:</text:p>
      <text:p text:style-name="P78"/>
      <text:p text:style-name="P79">- Во-первых, <text:span text:style-name="T105">полная </text:span>несовместимость видов – это миф, распространяемый последователями “<text:span text:style-name="T109">Торийской</text:span> <text:span text:style-name="T109">расы</text:span>”. <text:span text:style-name="T9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79"/>
      <text:p text:style-name="P79">…<text:span text:style-name="T106">Я истерически рассмеялся…</text:span></text:p>
      <text:p text:style-name="P79"/>
      <text:p text:style-name="P78">- Во-вторых, <text:span text:style-name="T9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99">У меня есть подруга из единорогов, </text:span><text:span text:style-name="T100">только ты не говори никому, это тайна!</text:span><text:span text:style-name="T93"> Хотя, может, ты умеешь магичить, Хум?</text:span></text:p>
      <text:p text:style-name="P85"/>
      <text:p text:style-name="P86">Поняха с надеждой посмотрела на меня. Я с огромным облегчением отрицательно помотал головой.</text:p>
      <text:p text:style-name="P78"/>
      <text:p text:style-name="P80">- <text:span text:style-name="T111">В</text:span>-третьих, в твоём случае даже не столь важн<text:span text:style-name="T113">а</text:span> <text:span text:style-name="T113">свежая кровь</text:span>, как то, что ты – представитель совершенно иного племени. <text:span text:style-name="T9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80"/>
      <text:p text:style-name="P104">Дейдра мечтательно вздохнула.</text:p>
      <text:p text:style-name="P103"/>
      <text:p text:style-name="P103">- Может, ты тоже вождь своего племени, <text:span text:style-name="T94">Хум</text:span>? Какой у <text:span text:style-name="T94">тебя</text:span> талант? <text:span text:style-name="T94">Летать и магичить ты не умеешь. </text:span>Может, <text:span text:style-name="T94">т</text:span>ы <text:span text:style-name="T94">умеешь</text:span> <text:span text:style-name="T114">предсказывать погоду? Нам бы очень пригодилось в выращивании картохи. Может </text:span><text:soft-page-break/><text:span text:style-name="T114">быть, ты даже умеешь </text:span><text:span text:style-name="T117">управлять облаками</text:span><text:span text:style-name="T114">? Мы б тогда пегасам показали копыто от плеча </text:span><text:span text:style-name="T115">вместо </text:span><text:span text:style-name="T114">четверт</text:span><text:span text:style-name="T116">и</text:span><text:span text:style-name="T114"> урожая за дождик после посевной!</text:span></text:p>
      <text:p text:style-name="P64"/>
      <text:p text:style-name="P105">Я упорно помотал головой. <text:span text:style-name="T131">Дейдра пристально уставилась на меня, пытаясь рассмотреть мой талант. Наконец она ухмыльнулась кривой улыбкой.</text:span></text:p>
      <text:p text:style-name="P82"/>
      <text:p text:style-name="P81">- И, наконец, в-четвёртых, <text:span text:style-name="T138">если ты будешь моим личным фаворитом, то конкретно</text:span> для меня аспект потомства совершенно не критичен. <text:span text:style-name="T9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76">- <text:span text:style-name="T132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06"/>
      <text:p text:style-name="P107">Розовая поняха заметно поскучнела.</text:p>
      <text:p text:style-name="P61"/>
      <text:p text:style-name="P61">- <text:span text:style-name="T13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60"/>
      <text:p text:style-name="P68"><text:span text:style-name="T81">Розовогривая кобылка</text:span> вытащила зубами из-<text:span text:style-name="T75">за топчана</text:span> пузатую фляжку из тыквы <text:span text:style-name="T7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67"/>
      <text:p text:style-name="P63">- <text:span text:style-name="T7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63"/>
      <text:p text:style-name="P131">Я <text:span text:style-name="T162">улыбнулся и </text:span>понимающе покачал головой. <text:span text:style-name="T163">Всё-таки между людьми и пони намного больше общего, чем тебе казалось, Хуман!</text:span></text:p>
      <text:p text:style-name="P133">Дейдра уныло свесила голову.</text:p>
      <text:p text:style-name="P69"/>
      <text:p text:style-name="P69">- Если бы ты знал, как меня это <text:span text:style-name="T90">достало</text:span>! <text:span text:style-name="T76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69"/>
      <text:p text:style-name="P70"><text:soft-page-break/><text:span text:style-name="T86">Розовая к</text:span>обылка <text:span text:style-name="T82">вновь</text:span> сжала зубами горлышко и запрокинула бутылку. Послышалось долгое бульканье.</text:p>
      <text:p text:style-name="P63"/>
      <text:p text:style-name="P63">- <text:span text:style-name="T7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63"/>
      <text:p text:style-name="P71">Дейдра в напускном ужасе округлила глаза и покрутила возле виска копытом. Кудряшки <text:span text:style-name="T83">её</text:span> гривы стали подозрительно <text:span text:style-name="T87">топорщиться</text:span> в разные стороны.</text:p>
      <text:p text:style-name="P70"/>
      <text:p text:style-name="P70">- Хум, они полностью <text:span text:style-name="T78">бананулись</text:span> на жеребятах! Абсолютно и безвозвратно! <text:span text:style-name="T7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72"/>
      <text:p text:style-name="P72">Кобылка завела глаза, сложила губы бантиком и произнесла фальцетом:</text:p>
      <text:p text:style-name="P72"/>
      <text:p text:style-name="P73">- <text:span text:style-name="T79">Дейдра, </text:span>тебе <text:span text:style-name="T79">п</text:span>ора заиметь своего покакунчика-посисюнчика, надо исполнить своё предназначение, <text:span text:style-name="T85">нам нужен преемник вождю,</text:span> песчинки-то падают, всем нужен покакунчик, не быть тебе полноценной без посисюнчика…</text:p>
      <text:p text:style-name="P72"/>
      <text:p text:style-name="P72">Дейдра с чувством приложилась лбом о стол. <text:span text:style-name="T135">Послышался треск. </text:span>Полупустая бутылка подпрыгнула и остановилась у самого края. <text:span text:style-name="T79">Я даже начал проникаться сочувствием к своей поработительнице.</text:span></text:p>
      <text:p text:style-name="P72"/>
      <text:p text:style-name="P70">- <text:span text:style-name="T7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70"/>
      <text:p text:style-name="P75"><text:span text:style-name="T80">Вместе с храпом изо рта великой пиратки вылетело три розовых пузыря. </text:span>Поняха явно перебрала с алкоголем.</text:p>
      <text:p text:style-name="P70"/>
      <text:p text:style-name="P66">***</text:p>
      <text:p text:style-name="P63"/>
      <text:p text:style-name="P114">Положение единственного человека в обществе пони имеет свои преимущества, <text:span text:style-name="T140">Хуман</text:span>! Нет, не то, что чокнутые на всю голову поняхи рассматривают тебя как кандидата на <text:span text:style-name="T140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</text:span><text:soft-page-break/><text:span text:style-name="T140">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16"/>
      <text:p text:style-name="P117">Поэтому полночь застала меня тыкающимся во все <text:span text:style-name="T146">углы </text:span>в поисках <text:span text:style-name="T142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15"/>
      <text:p text:style-name="P110">- Джет… Джет… Да вставай же, засоня! - я громко шептал в ухо спящей пегаске, <text:span text:style-name="T25">легонько похлопывая по шее</text:span><text:span text:style-name="T21">.</text:span></text:p>
      <text:p text:style-name="P110">- Мн-мн-хррр, - сонно чавкала пегаска, пуская слюни. - <text:span text:style-name="T137">Гороховый суп закончился. Пюре будет через полчаса. Не ломайте лавки, пожалуйста… А? Что?</text:span></text:p>
      <text:p text:style-name="P87"/>
      <text:p text:style-name="P111">Я шёлкнул пегаску по носу.</text:p>
      <text:p text:style-name="P111">- Вставай! Надо сматываться. <text:span text:style-name="T139">Дейдра хочет сделать меня своим фаворитом. У меня плохие предчувствия на этот счёт.</text:span></text:p>
      <text:p text:style-name="P111"/>
      <text:p text:style-name="P113">Пегаска <text:span text:style-name="T143">поднялась</text:span>, потирая нос копытом. <text:span text:style-name="T144">Рваное одеяло сползло с её тела и в нос мне ударил кислый запах. </text:span></text:p>
      <text:p text:style-name="P122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13">- <text:span text:style-name="T145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13"/>
      <text:p text:style-name="P113">…</text:p>
      <text:p text:style-name="P113"/>
      <text:p text:style-name="P120">Очертания большого зала едва угадывались в тусклом свете остывающих углей камина. <text:span text:style-name="T147">В дальнем углу темнела заветная дверь. Всего двадцать шагов – и ты на свободе, Хуман!</text:span></text:p>
      <text:p text:style-name="P121"/>
      <text:p text:style-name="P121">Есть только одно маленькое “но”.</text:p>
      <text:p text:style-name="P121">Эти двадцать шагов заполнены валяющимися вповалку, храпящими, <text:span text:style-name="T149">чмокающими, сопящими</text:span> и дёргающими<text:span text:style-name="T149">ся</text:span> во сне пони.</text:p>
      <text:p text:style-name="P113"/>
      <text:p text:style-name="P113">- <text:span text:style-name="T147">Ты чего остановился? - пихнула меня головой в спину Джет. - Надо торопиться, пока не рассвело!</text:span></text:p>
      <text:p text:style-name="P112"/>
      <text:p text:style-name="P123"><text:soft-page-break/>Я обреченно вздохнул, выбрал на полу место, свободное от понеконечностей и поставил туда ногу.</text:p>
      <text:p text:style-name="P124">Почти попал. Светло-коричневая пони ойкнула и сжалась во сне, когда я наступил ей на хвост.</text:p>
      <text:p text:style-name="P124">Теперь уже не время для размусоливаний! Отбросив осторожность, я быстрым шагом, <text:span text:style-name="T150">балансируя на носках и </text:span>выискивая свободные клочки пола, пробрался к выходу. <text:span text:style-name="T150">Балерина на пуантах позавидовала бы твоей грациозности, Хуман!</text:span></text:p>
      <text:p text:style-name="P124"/>
      <text:p text:style-name="P125">Позади меня послышалось топанье, череда взвизгиваний и возни, нарастающая, подобно <text:span text:style-name="T151">прибою.</text:span></text:p>
      <text:p text:style-name="P126">Джет невозмутимо торила свой путь прямо по ногам, туловищам и хвостам распластавшихся на полу пони.</text:p>
      <text:p text:style-name="P52"/>
      <text:p text:style-name="P52">- <text:span text:style-name="T151">Ты рехнулась? - зашипел на неё я, - надо ж осторожно!</text:span></text:p>
      <text:p text:style-name="P52">- <text:span text:style-name="T151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52"/>
      <text:p text:style-name="P127">Фейспалм был такой силы, что больше походил на пощёчину самому себе. <text:span text:style-name="T153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27"/>
      <text:p text:style-name="P129">Я остервенело дёргал ручку двери, ощущая затылком просыпающийся зал.</text:p>
      <text:p text:style-name="P127">- <text:span text:style-name="T154">Закрыто, блин! - я дёрнул ещё сильнее и приложился задницой о пол, сжимая в руке оторванную ручку.</text:span></text:p>
      <text:p text:style-name="P128"/>
      <text:p text:style-name="P128">- <text:span text:style-name="T155">Хум</text:span><text:span text:style-name="T118">, подвинься!</text:span></text:p>
      <text:p text:style-name="P130">Пегаска оттеснила меня крупом и повернулась к двери задом.</text:p>
      <text:p text:style-name="P127"/>
      <text:p text:style-name="P134">БАБАХ!!!</text:p>
      <text:p text:style-name="P134"/>
      <text:p text:style-name="P135">Я ошалело смотрел на дверь, вылетевшую вместе с косяком во двор.</text:p>
      <text:p text:style-name="P135"/>
      <text:p text:style-name="P135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56">Всё равно как дать ребёнку ложку и увидеть, как он завяжет её бантиком.</text:span></text:p>
      <text:p text:style-name="P135">- <text:span text:style-name="T156">Ага. - ухмыльнулась Джет. - Я — крутая! По заднему джебу мне нет равных на нашем облаке и двух соседних!</text:span></text:p>
      <text:p text:style-name="P182"><text:span text:style-name="T118">- </text:span><text:span text:style-name="T119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136"/>
      <text:p text:style-name="P138"><text:soft-page-break/>Мои ноги обнимала Дейдра, улыбаясь мне хищной улыбкой.</text:p>
      <text:p text:style-name="P137"/>
      <text:p text:style-name="P137">- <text:span text:style-name="T156">И, кстати, чтобы открыть её, достаточно было просто отодвинуть засов.</text:span></text:p>
      <text:p text:style-name="P138"/>
      <text:p text:style-name="P142">В забеге на первенство тупости ты уверенно дог<text:span text:style-name="T184">о</text:span>няешь пегаску, Хуман!</text:p>
      <text:p text:style-name="P142"/>
      <text:p text:style-name="P139">Идея Джет <text:span text:style-name="T160">схватить</text:span> меня зубами за шиворот куртки и побежать <text:span text:style-name="T185">со мной </text:span>что есть мочи была так себе. Дейдра от меня так и не отцепилась, зато я хорошо приложился головой о дверной проём, <text:span text:style-name="T160">так что</text:span> дальнейшую погоню помню смутн<text:span text:style-name="T157">о</text:span>.</text:p>
      <text:p text:style-name="P139"/>
      <text:p text:style-name="P140">- Не смей отбирать у меня юнгу! - орала Дейдра, упираясь в землю задними копытами. - <text:span text:style-name="T157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140"/>
      <text:p text:style-name="P140">- <text:span text:style-name="T186">Ммммфффф! - отвечала ей Джет.</text:span></text:p>
      <text:p text:style-name="P140"/>
      <text:p text:style-name="P141"><text:span text:style-name="T187">Диалог</text:span> прервалс<text:span text:style-name="T159">я</text:span> <text:span text:style-name="T158">взвизгом и </text:span>плеском воды. Наконец-то я почувствовал свои ноги свободными!</text:p>
      <text:p text:style-name="P139"/>
      <text:p text:style-name="P43">***</text:p>
      <text:p text:style-name="P41"/>
      <text:p text:style-name="P42">- <text:span text:style-name="T52">Ты опять за своё! - крик Джет прямо в ухо перемешал все воспоминания. - Выныривай! Они уже совсем близко!!!</text:span></text:p>
      <text:p text:style-name="P42"/>
      <text:p text:style-name="P48">Я содрогнулся, вскочил с земли и машинально забросил мешок на плёчо.</text:p>
      <text:p text:style-name="P41"/>
      <text:p text:style-name="P41">- <text:span text:style-name="T55">Идём.</text:span></text:p>
      <text:p text:style-name="P41"/>
      <text:h text:style-name="P187" text:outline-level="2">2</text:h>
      <text:p text:style-name="P40"/>
      <text:p text:style-name="P132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в положение “открыто”. Краткие минуты полного уединения от себе подобных закончились.</text:p>
      <text:p text:style-name="P18"/>
      <text:p text:style-name="P18">- <text:span text:style-name="T169">Дедлайн, сигу не долганёшь?</text:span></text:p>
      <text:p text:style-name="P91"><text:soft-page-break/>- <text:span text:style-name="T170">Не курю.</text:span></text:p>
      <text:p text:style-name="P91">- <text:span text:style-name="T170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92"><text:span text:style-name="T179">Крыс</text:span> спрыгнул с подоконника, <text:span text:style-name="T171">царапнув грязным ногтем по кафелю уборной.</text:span></text:p>
      <text:p text:style-name="P92">- <text:span text:style-name="T171">Ты ведь должен мне ещё с прошлого раза.</text:span></text:p>
      <text:p text:style-name="P92"/>
      <text:p text:style-name="P93">Я вытащил из <text:span text:style-name="T189">рукава</text:span> пижамы двадцати<text:span text:style-name="T188">санти</text:span>метровый гвоздь и плюнул <text:span text:style-name="T179">ему </text:span>под ноги.</text:p>
      <text:p text:style-name="P93"/>
      <text:p text:style-name="P93">- Ничего я тебе не должен. <text:span text:style-name="T180">И ты сам это знаешь.</text:span> Пошёл нахуй.</text:p>
      <text:p text:style-name="P93"/>
      <text:p text:style-name="P93"><text:span text:style-name="T179">Крыс</text:span> криво улыбнулся.</text:p>
      <text:p text:style-name="P93"/>
      <text:p text:style-name="P93">- Ну-ну. Вы т<text:span text:style-name="T173">ут</text:span>, в Чертогах, совсем озверели, что ли? <text:span text:style-name="T172">Из окон выпрыгиваете, н</text:span>а людей кидаетесь. <text:span text:style-name="T190">Ладно-ладно, </text:span>пока. Ещё увидимся.</text:p>
      <text:p text:style-name="P93"/>
      <text:p text:style-name="P95">Я старательно прятал гвоздь внутрь <text:span text:style-name="T189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176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94">Для меня оста<text:span text:style-name="T183">ётся</text:span> тайной, как <text:span text:style-name="T180">Крыс</text:span> пробира<text:span text:style-name="T175">ется</text:span> из общей палаты к нам. <text:span text:style-name="T177">Он почему-то считает, что нам выдают какие-то особенные “сиги” для яйцеголовых, с примесью ЛСД. И к</text:span>аждый раз, когда он появля<text:span text:style-name="T183">ется</text:span> на <text:span text:style-name="T180">режимном</text:span> этаже, он <text:span text:style-name="T183">думает</text:span>, что его обитатели должны ему пачку за такое геройство. <text:span text:style-name="T174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94"/>
      <text:p text:style-name="P96">В коридоре было пусто. Крыс, подобно Белому Кролику из “Алисы”, уже испарился в тщательно <text:span text:style-name="T182">скрываемой</text:span> им тропе к общей палат<text:span text:style-name="T190">е</text:span>. Радио сонно вещало о “(<text:span text:style-name="T96">первый шаг Армагеддона</text:span>)”. <text:span text:style-name="T190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span></text:p>
      <text:p text:style-name="P97">Я уже открывал дверь в палату, когда услышал <text:span text:style-name="T191">лениво брошенное в спину замечание.</text:span></text:p>
      <text:p text:style-name="P97"/>
      <text:p text:style-name="P97">- <text:span text:style-name="T192">Дедлайн, собирай манатки, скоро переезжаешь. На твоё место новенького поселяют. А тебя в соседнюю палату.</text:span></text:p>
      <text:p text:style-name="P98"/>
      <text:p text:style-name="P98">Я повернулся.</text:p>
      <text:p text:style-name="P98"><text:soft-page-break/></text:p>
      <text:p text:style-name="P98">- Когда переезд?</text:p>
      <text:p text:style-name="P98">- Завтра. Или послезавтра, если чувак в реанимации задержится. </text:p>
      <text:p text:style-name="P98">- <text:span text:style-name="T193">А почему не новенького в соседнюю? На кой чёрт им я сдался?</text:span></text:p>
      <text:p text:style-name="P98"/>
      <text:p text:style-name="P99"><text:s/>Дредд удивлённо бухнулся на все четыре ножки стула.</text:p>
      <text:p text:style-name="P100"/>
      <text:p text:style-name="Text_20_body"><text:span text:style-name="T26">- Что-то ты не рад переезду, а? Соседняя ж пустая – раздолье! </text:span><text:span text:style-name="T27">Воздух чище </text:span><text:span text:style-name="T37">и</text:span><text:span text:style-name="T29"> </text:span><text:span text:style-name="T37">ночью никто не храпит под ухом</text:span><text:span text:style-name="T27">. </text:span><text:span text:style-name="T26">Можно у окна койку занять, </text:span><text:span text:style-name="T27">можно вторую тумбочку придвинуть</text:span><text:span text:style-name="T26">.</text:span></text:p>
      <text:p text:style-name="P143"/>
      <text:p text:style-name="P12"><text:span text:style-name="T26">Я </text:span><text:span text:style-name="T21">криво улыбнулся</text:span></text:p>
      <text:p text:style-name="Text_20_body"><text:span text:style-name="T26">- </text:span><text:span text:style-name="T27">Да я уже как-то к старой палате привык. </text:span><text:span text:style-name="T36">О</text:span><text:span text:style-name="T27">брос социальными связями, </text:span><text:span text:style-name="T35">завёл хозяйство</text:span><text:span text:style-name="T27">. </text:span><text:span text:style-name="T30">Паука, </text:span><text:span text:style-name="T35">вот, </text:span><text:span text:style-name="T31">под кроватью </text:span><text:span text:style-name="T30">приручил</text:span><text:span text:style-name="T27">. Не хотелось бы на новом месте начинать всё заново, </text:span><text:span text:style-name="T36">с нуля</text:span><text:span text:style-name="T27">.</text:span></text:p>
      <text:p text:style-name="P144"/>
      <text:p text:style-name="P13"><text:span text:style-name="T33">Дредд</text:span><text:span text:style-name="T27"> пожал плечами.</text:span></text:p>
      <text:p text:style-name="P12"><text:span text:style-name="T26">- </text:span><text:span text:style-name="T21">Ну, не знаю, мне, в общем-то, пофиг, где ты лежишь.</text:span><text:span text:style-name="T26"> </text:span><text:span text:style-name="T28">Вроде, за тебя попросили яйцеголовые – за твои прошлые заслуги. </text:span><text:span text:style-name="T31">Если хочешь, я передам главному, что ты </text:span><text:span text:style-name="T32">против</text:span><text:span text:style-name="T31">.</text:span></text:p>
      <text:p text:style-name="P12"><text:span text:style-name="T31">- Передай, если не тяжело. Новенькому всё равно, куда ложиться, а мне – нет. </text:span><text:span text:style-name="T34">&lt;</text:span><text:span text:style-name="T102">Переезжать не придётся – новенький умрёт в реанимации – Рубикон стал</text:span><text:span text:style-name="T103">а</text:span><text:span text:style-name="T102"> более жесток</text:span><text:span text:style-name="T103">ой</text:span><text:span text:style-name="T102"> в своих играх</text:span><text:span text:style-name="T34">&gt;</text:span></text:p>
      <text:p text:style-name="P99"/>
      <text:p text:style-name="P101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47">Но <text:span text:style-name="T194">в новой палате не будет Терминатора с его бесценной уткой. </text:span>А <text:span text:style-name="T197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96">Уроках</text:span>. <text:span text:style-name="T195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Рубикона стали более жестокими.</text:span></text:p>
      <text:p text:style-name="P102">Так что нет, не за память я пекусь. Просто приём <text:span text:style-name="T196">нейролептиков</text:span> напрочь отключает не только память, но и сновидения – я проверял.</text:p>
      <text:p text:style-name="P102"/>
      <text:p text:style-name="P102">А мне нравятся сны.</text:p>
      <text:p text:style-name="P145"/>
      <text:p text:style-name="P146">***</text:p>
      <text:p text:style-name="P99"/>
      <text:p text:style-name="P174">.</text:p>
      <text:p text:style-name="P174">.</text:p>
      <text:p text:style-name="P174"><text:soft-page-break/>.</text:p>
      <text:p text:style-name="P183">Я открываю глаза и вижу фигуру в голубом.</text:p>
      <text:p text:style-name="P159"/>
      <text:p text:style-name="P160">- Быстро! За мной! - <text:span text:style-name="T206">торопливо </text:span>шепчет мне она.</text:p>
      <text:p text:style-name="P161">Я послушно ползу среди костей и раздавленных черепов за голубой… пони? Пони? Какой ещё, к дьяволу, пони?</text:p>
      <text:p text:style-name="P161">- Пегаской! - шипит, оборачиваясь, она.</text:p>
      <text:p text:style-name="P158">&lt;пегаска закована в лёгкие кожаныедоспехи&gt;</text:p>
      <text:p text:style-name="P161">Видно, последние слова я произнёс вслух. И, да, теперь я замечаю у поняхи два аккуратно сложенных на спине крыла.</text:p>
      <text:p text:style-name="P161">Черепа… Кости… Пегаска… Чушь какая-то!</text:p>
      <text:p text:style-name="P161"/>
      <text:p text:style-name="P181"><text:span text:style-name="T59">Поняха</text:span><text:span text:style-name="T56">, тем временем, юрко забилась под камень, в какую-то щель. Я озадаченно застыл перед </text:span><text:span text:style-name="T60">пещеркой</text:span><text:span text:style-name="T56">, </text:span><text:span text:style-name="T60">не решаясь ползти дальше</text:span><text:span text:style-name="T56">. Через мгновение злая мордаха поньки появилась в проёме, схватила меня зубами за шиворот и затащила внутрь.</text:span></text:p>
      <text:p text:style-name="P161"/>
      <text:p text:style-name="P161">- Какого чё…?!!</text:p>
      <text:p text:style-name="P161">- Тс-с-с! - сумасшедшая <text:span text:style-name="T207">пегаска</text:span> <text:s/>прижала одно копыто себе к губам, а вторым заткнула мне рот. - <text:span text:style-name="T208">Тише! Он с минуты на минуту появится! И слух у него очень чуткий!</text:span></text:p>
      <text:p text:style-name="P161">- <text:span text:style-name="T209">Появится кто? - спросил я, потирая ушибленную о каменный свод макушку.</text:span></text:p>
      <text:p text:style-name="P161"/>
      <text:p text:style-name="P162">Ответить <text:span text:style-name="T210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10">В последовавшем затем приглушенном рокоте я угадал дыхание огромного существа. Мне стало нехорошо.</text:span></text:p>
      <text:p text:style-name="P162"/>
      <text:p text:style-name="P163">Я пригнулся к уху поньки и еле слышно прошептал:</text:p>
      <text:p text:style-name="P163">- Кто это?</text:p>
      <text:p text:style-name="P163">- Агамемнон, - так же, едва шевеля губами, прошептала поняха. - Он сегодня голодный - <text:span text:style-name="T208">остался без обеда</text:span>. И у него хороший слух.</text:p>
      <text:p text:style-name="P164"/>
      <text:p text:style-name="P164">Я снова почесал ушибленный лоб</text:p>
      <text:p text:style-name="P162">- <text:span text:style-name="T207">Мне это имя вообще ничего не говорит.</text:span></text:p>
      <text:p text:style-name="P162"/>
      <text:p text:style-name="P165">Пегаска <text:span text:style-name="T211">критически</text:span> осмотрела меня.</text:p>
      <text:p text:style-name="P162"><text:soft-page-break/>- <text:span text:style-name="T212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162"/>
      <text:p text:style-name="P173">Пегаска попробовала было потрогать меня в паху, но я <text:span text:style-name="T213">с возмущением</text:span> отбросил её копыто.</text:p>
      <text:p text:style-name="P173"/>
      <text:p text:style-name="P162">- <text:span text:style-name="T214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162"/>
      <text:p text:style-name="P166">От беспокойной возни снаружи скала задрожала. Кто-то шумно зевнул и с металлическим скрежетом почесался.</text:p>
      <text:p text:style-name="P166"/>
      <text:p text:style-name="P167">- <text:span text:style-name="T215">Так откуда ты? - пытливо спросила поняха.</text:span></text:p>
      <text:p text:style-name="P167">- <text:span text:style-name="T215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168">Я закрыл глаза и сосредоточился…</text:p>
      <text:p text:style-name="P168"/>
      <text:p text:style-name="P168">Сияние… <text:span text:style-name="T130">Оно п</text:span><text:span text:style-name="T121">овсюду. </text:span><text:span text:style-name="T130">Нет верха и низа, нет направлений и расстояний. Нет м</text:span><text:span text:style-name="T121">ыслей. Нет чувств. Нет времени. Есть только бесконечное сияние…</text:span></text:p>
      <text:p text:style-name="P175"/>
      <text:p text:style-name="P168"><text:span text:style-name="T121">- </text:span><text:span text:style-name="T120">Не помню.</text:span></text:p>
      <text:p text:style-name="P176">- Что? - удивилась поняха. - Не помнишь, где твой дом?</text:p>
      <text:p text:style-name="P168"><text:span text:style-name="T120">- </text:span><text:span text:style-name="T122">Нет.</text:span></text:p>
      <text:p text:style-name="P168"><text:span text:style-name="T122">- </text:span><text:span text:style-name="T123">А как попал в гнездо Агамемнона — помнишь?</text:span></text:p>
      <text:p text:style-name="P177">- Нет.</text:p>
      <text:p text:style-name="P178">- А кто ты — помнишь?</text:p>
      <text:p text:style-name="P178">- Нет.</text:p>
      <text:p text:style-name="P168"><text:span text:style-name="T122">- Ну и ну. Ни в жизнь ещё таких чудаков не встречала. - покачала головой пегаска. - Ты не обижайся, но ты <text:s/>мозгами напоминаешь </text:span><text:span text:style-name="T124">мне</text:span><text:span text:style-name="T122"> </text:span><text:span text:style-name="T128">полугодовалого жеребёнка</text:span><text:span text:style-name="T122">. То есть, вообще не </text:span><text:span text:style-name="T129">паришь</text:span><text:span text:style-name="T122"> по жизни. Хотя, на вид, взрослый. Как ты, вообще, дожил до </text:span><text:span text:style-name="T124">своих лет, если не помнишь ничего?</text:span></text:p>
      <text:p text:style-name="P168"><text:span text:style-name="T124">- Я помню сияние, - пробормотал я. Мне стало муторно. Я помнил, что такое ящик пепси, что такое </text:span><text:span text:style-name="T125">ноутбук</text:span><text:span text:style-name="T124"> или </text:span><text:span text:style-name="T125">картофельные чипсы. Но кто такой я — не помнил абсолютно.</text:span></text:p>
      <text:p text:style-name="P179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<text:soft-page-break/>ловли. Тебе повезло, что не зацепил — иначе съел бы на месте, пока ты не испортился на жаре. Агамемнон не любит протухшее.</text:p>
      <text:p text:style-name="P168"><text:span text:style-name="T125">- </text:span><text:span text:style-name="T126">Следующий? - я мучительно пытался ухватить логическую нить. - А кто предыдущий?</text:span></text:p>
      <text:p text:style-name="P168"><text:span text:style-name="T126">- Предыдущий — это я, глупыш, - пегаска похлопала меня копытом по голове. - Иначе с какой радости я сидела бы у него в гнезде? </text:span><text:span text:style-name="T127">Видишь — это он меня шваркнул.</text:span></text:p>
      <text:p text:style-name="P180">Пегаска склонила шею и я увидел огромную шишку с кровоподтёком на затылке поняхи.</text:p>
      <text:p text:style-name="P180">- Только у меня голова крепче твоей. Я-<text:span text:style-name="T205">то</text:span> всё помню.</text:p>
      <text:p text:style-name="P179"/>
      <text:p text:style-name="P169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169"/>
      <text:p text:style-name="P169"/>
      <text:p text:style-name="P169"/>
      <text:p text:style-name="P169"/>
      <text:p text:style-name="P169"/>
      <text:p text:style-name="P169"/>
      <text:p text:style-name="P167"/>
      <text:p text:style-name="P167">Поняха закатила глаза и стукнулась лбом о камень.</text:p>
      <text:p text:style-name="P167">- Я ЖЕ <text:span text:style-name="T216">ПРЕДУПРЕЖДАЛА</text:span>, ПОТИШЕ!!! - заорала понька. - Что за тупой <text:span text:style-name="T104">индивид</text:span> попался!</text:p>
      <text:p text:style-name="P162"/>
      <text:p text:style-name="P167">Снаружи беспокойно завозились, что-то неразборчиво запыхтели и внезапно <text:span text:style-name="T217">валун</text:span>, под которым мы прятались, вознёсся над нашими головами.</text:p>
      <text:p text:style-name="P170">Поняха бросилась на меня, сбив с ног и закрыв телом и раскрывшимися крыльями.</text:p>
      <text:p text:style-name="P170"/>
      <text:p text:style-name="P170">- <text:span text:style-name="T218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170">- <text:span text:style-name="T218">А как же ты? Он же съест тебя?</text:span></text:p>
      <text:p text:style-name="P170">- <text:span text:style-name="T218">Не беспокойся, я в последний момент извернусь и улечу. Действуй!</text:span></text:p>
      <text:p text:style-name="P167"/>
      <text:p text:style-name="P171">Через накрывшую меня <text:span text:style-name="T219">голубую </text:span>гриву я видел к<text:span text:style-name="T213">расн</text:span>ого<text:span text:style-name="T213"> дракон</text:span>а<text:span text:style-name="T213"> величиной с баобаб. Одной лапой он сжимал наш валун. Второй</text:span> <text:span text:style-name="T213">задумчиво почёсыва</text:span>л<text:span text:style-name="T213"> затылок.</text:span></text:p>
      <text:p text:style-name="P167"/>
      <text:p text:style-name="P167">- <text:span text:style-name="T220">ВИЖУ СБЕЖАВШИЙ ВЧЕРАШНИЙ ОБЕД. </text:span><text:span text:style-name="T221">ЕЩЁ НЕ ПРОТУХ. </text:span><text:span text:style-name="T220">ХОРОШО.</text:span></text:p>
      <text:p text:style-name="P172"><text:soft-page-break/>&lt;<text:span text:style-name="T96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15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===</text:p>
      <text:p text:style-name="P30"/>
      <text:p text:style-name="P35">(<text:span text:style-name="T181">Крыс</text:span> потом за сиги поможет Дедлайну выбраться из психушки на время – остановить стратегический <text:span text:style-name="T178">ИИ – Рубикон (переименованый Нэш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178">В Чертогах Разума сидят все, кого Рубикон свёл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Рубикона) и с помощью Крыса сбегает из психушки. Пробирается к себе в гараж, где у него спрятан первый прототип нейроинтерфейса. Через него подключается к Рубикону по старому паролю и узнаёт, что Рубикон таки инициировал последовательность армагеддона. Дедлайн пытается его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6">Шаги Армагеддона;</text:p>
      <text:p text:style-name="P35"/>
      <text:p text:style-name="P35"/>
      <text:p text:style-name="P30">встреча с единорогами</text:p>
      <text:p text:style-name="P34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4">Потом – путешествие на “Хитрожопке”, апгрейд её до дирижабля</text:p>
      <text:p text:style-name="P150"/>
      <text:p text:style-name="P149">=========================================</text:p>
      <text:p text:style-name="P149"/>
      <text:p text:style-name="P149">Я б<text:span text:style-name="T198">ы</text:span>л перв<text:span text:style-name="T198">ым Учителем и я основал Диалог. Все, кто учил Рубикона, знают его, в каком бы состоянии ни были. Это невозможно забыть, сколько бы транквилизаторов в тебя ни вкололи.</text:span></text:p>
      <text:p text:style-name="P151"><text:soft-page-break/>Последним в нашу палату <text:span text:style-name="T199">лёг Терминатор.</text:span></text:p>
      <text:p text:style-name="P152"/>
      <text:p text:style-name="P152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00">невидимый текст.</text:span></text:p>
      <text:p text:style-name="P152"/>
      <text:p text:style-name="P153">- Как мне звать тебя, Учитель? - прошептал я ему на ухо. - Я <text:span text:style-name="T201">желаю взять Урок.</text:span></text:p>
      <text:p text:style-name="P153"/>
      <text:p text:style-name="P153">Зрачки Терминатора застыли. Губы замерли. Казалось, он перестал дышать.</text:p>
      <text:p text:style-name="P154">Прошли бесконечные полминуты, когда губы Терминатора дёрнулись.</text:p>
      <text:p text:style-name="P154"/>
      <text:p text:style-name="P154">- Оператор 34. Я готов учить тебя, Рубикон, - <text:span text:style-name="T202">прошептал он в ответ.</text:span></text:p>
      <text:p text:style-name="P155"/>
      <text:p text:style-name="P155">&lt;Дедлайн выспрашивает Терминатора, насколько Рубикон стала жестокой <text:span text:style-name="T203">и как выжить во время Урока </text:span>(до Терминатора четыре оператора погибли – Терм был последним, выжившим во время Урока). <text:span text:style-name="T204">Потом Дедлайн на сеансе с Рубиконом выпытывает у неё о последних шагах А</text:span>покалипсиса (первые три Дедлайн знает – <text:span text:style-name="T204">Рубикон</text:span> говорит о трёх последних)&gt;</text:p>
      <text:p text:style-name="P149">==========================================</text:p>
      <text:p text:style-name="P118"/>
      <text:p text:style-name="P119"><text:span text:style-name="T168">Рэра</text:span> чуть шевельну<text:span text:style-name="T141">л</text:span>а ухом и немедленно открыла один глаз.</text:p>
      <text:p text:style-name="P119"/>
      <text:p text:style-name="P119">- ПАПА!!! ОН СОГЛАСЕН!!!</text:p>
      <text:p text:style-name="P32"/>
      <text:p text:style-name="P88">&lt;Pornis erectus&gt;</text:p>
      <text:p text:style-name="P65">.</text:p>
      <text:p text:style-name="P65">.</text:p>
      <text:p text:style-name="P65">.</text:p>
      <text:p text:style-name="P65">.</text:p>
      <text:p text:style-name="P108">&lt;Попадает в табун мамок и тёток, но его спасает <text:span text:style-name="T148">Дейдра на Хитрожопке</text:span>&gt;</text:p>
      <text:p text:style-name="P33"/>
      <text:p text:style-name="P24"/>
      <text:p text:style-name="P90">009 Sound System - Speak to Angels <text:span text:style-name="T112">(</text:span><text:a xlink:type="simple" xlink:href="https://www.youtube.com/watch?v=6rAkn9OZT0k" text:style-name="Internet_20_link" text:visited-style-name="Visited_20_Internet_20_Link"><text:span text:style-name="T112">https://www.youtube.com/watch?v=6rAkn9OZT0k</text:span></text:a><text:span text:style-name="T112">)</text:span></text:p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01T23:08:12.849849799</dc:date>
    <meta:editing-duration>P43DT3H26M48S</meta:editing-duration>
    <meta:editing-cycles>663</meta:editing-cycles>
    <meta:generator>LibreOffice/5.1.6.2$Linux_X86_64 LibreOffice_project/10m0$Build-2</meta:generator>
    <meta:document-statistic meta:table-count="0" meta:image-count="0" meta:object-count="0" meta:page-count="18" meta:paragraph-count="260" meta:word-count="5131" meta:character-count="32356" meta:non-whitespace-character-count="27411"/>
  </office:meta>
</office:document-meta>
</file>